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e4e61"/>
    </style:style>
    <style:style style:name="P2" style:family="paragraph" style:parent-style-name="Text_20_body" style:list-style-name="L1">
      <style:text-properties officeooo:rsid="001e4e61" officeooo:paragraph-rsid="001e4e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hinking Rent Outline</text:p>
      <text:list xml:id="list3905359497" text:style-name="L1">
        <text:list-item>
          <text:p text:style-name="P2">Leadin</text:p>
        </text:list-item>
        <text:list-item>
          <text:p text:style-name="P2">Introduction</text:p>
        </text:list-item>
        <text:list-item>
          <text:p text:style-name="P2">Reviving Rent Theory</text:p>
        </text:list-item>
        <text:list-item>
          <text:p text:style-name="P2">History</text:p>
        </text:list-item>
        <text:list-item>
          <text:p text:style-name="P2">Crises</text:p>
        </text:list-item>
        <text:list-item>
          <text:p text:style-name="P2">Ontology of Land Rent</text:p>
        </text:list-item>
        <text:list-item>
          <text:p text:style-name="P2">Rethinking Land Rent Theory</text:p>
        </text:list-item>
        <text:list-item>
          <text:p text:style-name="P2">Minsky Meets George</text:p>
        </text:list-item>
        <text:list-item>
          <text:p text:style-name="P2">Speculation and Finance</text:p>
        </text:list-item>
        <text:list-item>
          <text:p text:style-name="P2">Examples</text:p>
        </text:list-item>
        <text:list-item>
          <text:p text:style-name="P2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6:36:07.364325000</meta:creation-date>
    <dc:date>2018-02-01T10:17:29.596435000</dc:date>
    <meta:editing-duration>PT17H30M55S</meta:editing-duration>
    <meta:editing-cycles>1</meta:editing-cycles>
    <meta:document-statistic meta:table-count="0" meta:image-count="0" meta:object-count="0" meta:page-count="1" meta:paragraph-count="12" meta:word-count="37" meta:character-count="206" meta:non-whitespace-character-count="192"/>
    <meta:generator>LibreOffice/6.0.0.3$MacOSX_X86_64 LibreOffice_project/64a0f66915f38c6217de274f0aa8e15618924765</meta:generator>
  </office:meta>
</office:document-meta>
</file>